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bg" fo:country="BG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language="bg" fo:country="BG"/>
    </style:style>
    <style:style style:name="T4" style:parent-style-name="DefaultParagraphFont" style:family="text">
      <style:text-properties fo:language="bg" fo:country="BG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language="bg" fo:country="BG"/>
    </style:style>
    <style:style style:name="T7" style:parent-style-name="DefaultParagraphFont" style:family="text">
      <style:text-properties fo:language="bg" fo:country="BG"/>
    </style:style>
    <style:style style:name="T8" style:parent-style-name="DefaultParagraphFont" style:family="text">
      <style:text-properties fo:language="bg" fo:country="BG"/>
    </style:style>
    <style:style style:name="T9" style:parent-style-name="DefaultParagraphFont" style:family="text">
      <style:text-properties fo:language="bg" fo:country="BG"/>
    </style:style>
    <style:style style:name="T10" style:parent-style-name="DefaultParagraphFont" style:family="text">
      <style:text-properties fo:language="bg" fo:country="BG"/>
    </style:style>
    <style:style style:name="T11" style:parent-style-name="DefaultParagraphFont" style:family="text">
      <style:text-properties fo:language="bg" fo:country="BG"/>
    </style:style>
    <style:style style:name="T12" style:parent-style-name="DefaultParagraphFont" style:family="text">
      <style:text-properties fo:language="bg" fo:country="BG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bg" fo:country="BG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bg" fo:country="BG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bg" fo:country="BG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language="bg" fo:country="BG"/>
    </style:style>
    <style:style style:name="T22" style:parent-style-name="DefaultParagraphFont" style:family="text">
      <style:text-properties fo:language="bg" fo:country="BG"/>
    </style:style>
    <style:style style:name="T23" style:parent-style-name="DefaultParagraphFont" style:family="text">
      <style:text-properties fo:language="bg" fo:country="BG"/>
    </style:style>
    <style:style style:name="P24" style:parent-style-name="ListParagraph" style:list-style-name="LFO1" style:family="paragraph">
      <style:text-properties fo:language="bg" fo:country="BG"/>
    </style:style>
    <style:style style:name="P25" style:parent-style-name="ListParagraph" style:list-style-name="LFO1" style:family="paragraph">
      <style:text-properties fo:language="bg" fo:country="BG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language="bg" fo:country="BG"/>
    </style:style>
    <style:style style:name="T31" style:parent-style-name="DefaultParagraphFont" style:family="text">
      <style:text-properties fo:language="bg" fo:country="BG"/>
    </style:style>
    <style:style style:name="P32" style:parent-style-name="ListParagraph" style:list-style-name="LFO1" style:family="paragraph">
      <style:text-properties fo:language="bg" fo:country="BG"/>
    </style:style>
    <style:style style:name="P33" style:parent-style-name="ListParagraph" style:list-style-name="LFO1" style:family="paragraph">
      <style:text-properties fo:language="bg" fo:country="BG"/>
    </style:style>
    <style:style style:name="P34" style:parent-style-name="ListParagraph" style:list-style-name="LFO1" style:family="paragraph">
      <style:text-properties fo:language="bg" fo:country="BG"/>
    </style:style>
    <style:style style:name="P35" style:parent-style-name="ListParagraph" style:list-style-name="LFO1" style:family="paragraph">
      <style:text-properties fo:language="bg" fo:country="BG"/>
    </style:style>
    <style:style style:name="P36" style:parent-style-name="ListParagraph" style:list-style-name="LFO1" style:family="paragraph">
      <style:text-properties fo:language="bg" fo:country="BG"/>
    </style:style>
    <style:style style:name="T37" style:parent-style-name="DefaultParagraphFont" style:family="text">
      <style:text-properties fo:language="bg" fo:country="BG"/>
    </style:style>
    <style:style style:name="T38" style:parent-style-name="DefaultParagraphFont" style:family="text">
      <style:text-properties fo:language="bg" fo:country="BG"/>
    </style:style>
    <style:style style:name="T39" style:parent-style-name="DefaultParagraphFont" style:family="text">
      <style:text-properties fo:language="bg" fo:country="BG"/>
    </style:style>
    <style:style style:name="T40" style:parent-style-name="DefaultParagraphFont" style:family="text">
      <style:text-properties fo:language="bg" fo:country="BG"/>
    </style:style>
    <style:style style:name="T41" style:parent-style-name="DefaultParagraphFont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bg" fo:country="BG"/>
    </style:style>
    <style:style style:name="T44" style:parent-style-name="DefaultParagraphFont" style:family="text">
      <style:text-properties fo:language="bg" fo:country="BG"/>
    </style:style>
    <style:style style:name="T45" style:parent-style-name="DefaultParagraphFont" style:family="text">
      <style:text-properties fo:language="bg" fo:country="BG"/>
    </style:style>
    <style:style style:name="T46" style:parent-style-name="DefaultParagraphFont" style:family="text">
      <style:text-properties style:font-name-complex="Calibri"/>
    </style:style>
    <style:style style:name="T47" style:parent-style-name="DefaultParagraphFont" style:family="text">
      <style:text-properties fo:language="bg" fo:country="BG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T51" style:parent-style-name="DefaultParagraphFont" style:family="text">
      <style:text-properties fo:language="bg" fo:country="BG"/>
    </style:style>
    <style:style style:name="T52" style:parent-style-name="DefaultParagraphFont" style:family="text">
      <style:text-properties fo:language="bg" fo:country="BG"/>
    </style:style>
    <style:style style:name="T53" style:parent-style-name="DefaultParagraphFont" style:family="text">
      <style:text-properties fo:language="bg" fo:country="BG"/>
    </style:style>
    <style:style style:name="T54" style:parent-style-name="DefaultParagraphFont" style:family="text">
      <style:text-properties fo:language="bg" fo:country="BG"/>
    </style:style>
    <style:style style:name="TableColumn56" style:family="table-column">
      <style:table-column-properties style:column-width="0.9125in"/>
    </style:style>
    <style:style style:name="TableColumn57" style:family="table-column">
      <style:table-column-properties style:column-width="0.4805in"/>
    </style:style>
    <style:style style:name="TableColumn58" style:family="table-column">
      <style:table-column-properties style:column-width="0.4902in"/>
    </style:style>
    <style:style style:name="TableColumn59" style:family="table-column">
      <style:table-column-properties style:column-width="0.4986in"/>
    </style:style>
    <style:style style:name="TableColumn60" style:family="table-column">
      <style:table-column-properties style:column-width="0.5708in"/>
    </style:style>
    <style:style style:name="TableColumn61" style:family="table-column">
      <style:table-column-properties style:column-width="0.5708in"/>
    </style:style>
    <style:style style:name="TableColumn62" style:family="table-column">
      <style:table-column-properties style:column-width="0.5708in"/>
    </style:style>
    <style:style style:name="TableColumn63" style:family="table-column">
      <style:table-column-properties style:column-width="0.5708in"/>
    </style:style>
    <style:style style:name="TableColumn64" style:family="table-column">
      <style:table-column-properties style:column-width="0.5708in"/>
    </style:style>
    <style:style style:name="TableColumn65" style:family="table-column">
      <style:table-column-properties style:column-width="0.525in"/>
    </style:style>
    <style:style style:name="Table55" style:family="table">
      <style:table-properties style:width="5.7611in" fo:margin-left="0.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Paragraph" style:family="paragraph">
      <style:paragraph-properties fo:margin-bottom="0in" fo:line-height="100%" fo:margin-left="0in">
        <style:tab-stops/>
      </style:paragraph-properties>
      <style:text-properties fo:language="bg" fo:country="BG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92" style:parent-style-name="Normal" style:family="paragraph">
      <style:text-properties fo:language="bg" fo:country="BG"/>
    </style:style>
    <style:style style:name="P193" style:parent-style-name="ListParagraph" style:list-style-name="LFO1" style:family="paragraph"/>
    <style:style style:name="T194" style:parent-style-name="DefaultParagraphFont" style:family="text">
      <style:text-properties fo:language="bg" fo:country="BG"/>
    </style:style>
    <style:style style:name="P195" style:parent-style-name="ListParagraph" style:list-style-name="LFO1" style:family="paragraph"/>
    <style:style style:name="T196" style:parent-style-name="DefaultParagraphFont" style:family="text">
      <style:text-properties fo:language="bg" fo:country="BG"/>
    </style:style>
    <style:style style:name="T197" style:parent-style-name="DefaultParagraphFont" style:family="text">
      <style:text-properties style:font-name="Wingdings" style:font-name-asian="Wingdings" style:font-name-complex="Wingdings"/>
    </style:style>
    <style:style style:name="T198" style:parent-style-name="DefaultParagraphFont" style:family="text">
      <style:text-properties style:font-name="Wingdings" style:font-name-asian="Wingdings" style:font-name-complex="Wingdings"/>
    </style:style>
    <style:style style:name="T199" style:parent-style-name="DefaultParagraphFont" style:family="text">
      <style:text-properties fo:language="bg" fo:country="BG"/>
    </style:style>
    <style:style style:name="T200" style:parent-style-name="DefaultParagraphFont" style:family="text">
      <style:text-properties style:font-name="Wingdings" style:font-name-asian="Wingdings" style:font-name-complex="Wingdings"/>
    </style:style>
    <style:style style:name="T201" style:parent-style-name="DefaultParagraphFont" style:family="text">
      <style:text-properties fo:language="bg" fo:country="BG"/>
    </style:style>
    <style:style style:name="P202" style:parent-style-name="ListParagraph" style:list-style-name="LFO1" style:family="paragraph"/>
    <style:style style:name="T203" style:parent-style-name="DefaultParagraphFont" style:family="text">
      <style:text-properties fo:language="bg" fo:country="BG"/>
    </style:style>
    <style:style style:name="T204" style:parent-style-name="DefaultParagraphFont" style:family="text">
      <style:text-properties fo:language="bg" fo:country="BG"/>
    </style:style>
    <style:style style:name="T205" style:parent-style-name="DefaultParagraphFont" style:family="text">
      <style:text-properties fo:language="bg" fo:country="BG"/>
    </style:style>
    <style:style style:name="P206" style:parent-style-name="Normal" style:family="paragraph">
      <style:text-properties fo:language="bg" fo:country="BG"/>
    </style:style>
  </office:automatic-styles>
  <office:body>
    <office:text text:use-soft-page-breaks="true">
      <text:p text:style-name="P1">Тест по дисциплина Компютърна архитектура</text:p>
      <text:list text:style-name="LFO1" text:continue-numbering="true">
        <text:list-item>
          <text:p text:style-name="P2"><text:span text:style-name="T3">Преход при равен резултат. Проверява дали стойностите на два регистъра са равни.<text:s/></text:span>If($1==$2) go to PC+4+100<text:span text:style-name="T4">: Ако условието е вярно то програмата ще продължи със 100 инструкции напред./</text:span>if</text:p>
        </text:list-item>
        <text:list-item>
          <text:p text:style-name="P5">SD<text:span text:style-name="T6">-</text:span>store double<text:s/>64-<text:s/><text:s/>SW<text:span text:style-name="T7">-<text:s/></text:span>store word<text:s/><text:span text:style-name="T8">или записва съдържанието на регистър(една дума) в паметта</text:span><text:s/>32byta<text:s/><text:s/>SB<text:span text:style-name="T9">-<text:s/></text:span>store byte<text:s/><text:span text:style-name="T10">или записва най-младшия байт от регистъра в паметта.</text:span>8b/+sh<text:span text:style-name="T11"><text:s/></text:span>store half word 16/<text:s/><text:span text:style-name="T12">чете от регистри за да запази в паметта</text:span></text:p>
        </text:list-item>
        <text:list-item>
          <text:p text:style-name="P13"><text:span text:style-name="T14">в)<text:s/></text:span>JAL<text:span text:style-name="T15">-<text:s/></text:span>jump and link<text:s/><text:span text:style-name="T16">– преход към адрес и запазване на адреса</text:span>/<text:s/><text:span text:style-name="T17">всички инструкции<text:s/></text:span>j<text:s/><text:span text:style-name="T18">са<text:s/></text:span>jump<text:s/><text:span text:style-name="T19">инструкции без условие.</text:span></text:p>
        </text:list-item>
        <text:list-item>
          <text:p text:style-name="P20">lw<text:span text:style-name="T21"><text:s/>– зареждане на дума, копи</text:span><text:span text:style-name="T22">р</text:span><text:span text:style-name="T23">а от паметта <text:s/>в регистър<text:s/></text:span></text:p>
        </text:list-item>
        <text:list-item>
          <text:p text:style-name="P24">г<text:s/>грешно/ в вярно</text:p>
        </text:list-item>
        <text:list-item>
          <text:p text:style-name="P25">а<text:s/>не вряно/ б вярно</text:p>
        </text:list-item>
        <text:list-item>
          <text:p text:style-name="P26"><text:span text:style-name="T27">в) и г)</text:span>/<text:s/><text:span text:style-name="T28">вярно б) и а)</text:span></text:p>
        </text:list-item>
        <text:list-item>
          <text:p text:style-name="P29"><text:span text:style-name="T30">б</text:span>/<text:s/><text:span text:style-name="T31">вярно а)</text:span></text:p>
        </text:list-item>
        <text:list-item>
          <text:p text:style-name="P32">б/ вярно а)</text:p>
        </text:list-item>
        <text:list-item>
          <text:p text:style-name="P33">б но по<text:s/>скоро г/ вярно г</text:p>
        </text:list-item>
        <text:list-item>
          <text:p text:style-name="P34">в</text:p>
        </text:list-item>
        <text:list-item>
          <text:p text:style-name="P35">б/вярно а)</text:p>
        </text:list-item>
        <text:list-item>
          <text:p text:style-name="P36">празно/ вярно:</text:p>
        </text:list-item>
      </text:list>
      <text:p text:style-name="ListParagraph">OP <text:s text:c="7"/>| Fop | CPIop</text:p>
      <text:p text:style-name="ListParagraph">ALU <text:s text:c="5"/>|50% |1<text:span text:style-name="T37"><text:s/>такт</text:span></text:p>
      <text:p text:style-name="ListParagraph">Load <text:s text:c="4"/>|<text:span text:style-name="T38">20%<text:s/></text:span>|<text:span text:style-name="T39">2 такта</text:span></text:p>
      <text:p text:style-name="ListParagraph">Store<text:span text:style-name="T40"><text:s/></text:span><text:s text:c="3"/>|<text:span text:style-name="T41">20%<text:s/></text:span>|<text:span text:style-name="T42">2 такта</text:span></text:p>
      <text:p text:style-name="ListParagraph">Branch<text:span text:style-name="T43"><text:s/></text:span>|<text:span text:style-name="T44">10%<text:s/></text:span>|<text:span text:style-name="T45">3 такта</text:span></text:p>
      <text:p text:style-name="ListParagraph">CPI =<text:s/><text:span text:style-name="T46">∑</text:span><text:s/>CPIop*Fop</text:p>
      <text:p text:style-name="ListParagraph"><text:span text:style-name="T47">0.5</text:span>*1+0.2*2+0.2*2+0.1*3=1.6</text:p>
      <text:list text:style-name="LFO1" text:continue-numbering="true">
        <text:list-item>
          <text:p text:style-name="P48"><text:span text:style-name="T49">чете се регистър 9 и се записва в регистър 4</text:span><text:span text:style-name="T50">/ Вярно чете се от<text:s/></text:span>R11<text:span text:style-name="T51"><text:s/>и<text:s/></text:span>R<text:span text:style-name="T52">1</text:span>0<text:span text:style-name="T53">ти регистър</text:span><text:s/><text:span text:style-name="T54">и записва в<text:s/></text:span>R3</text:p>
        </text:list-item>
      </text:list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Инструкциа <text:s/></text:p>
          </table:table-cell>
          <table:table-cell table:style-name="TableCell69">
            <text:p text:style-name="P70">1</text:p>
          </table:table-cell>
          <table:table-cell table:style-name="TableCell71">
            <text:p text:style-name="P72">2</text:p>
          </table:table-cell>
          <table:table-cell table:style-name="TableCell73">
            <text:p text:style-name="P74">3</text:p>
          </table:table-cell>
          <table:table-cell table:style-name="TableCell75">
            <text:p text:style-name="P76">4</text:p>
          </table:table-cell>
          <table:table-cell table:style-name="TableCell77">
            <text:p text:style-name="P78">5</text:p>
          </table:table-cell>
          <table:table-cell table:style-name="TableCell79">
            <text:p text:style-name="P80">6</text:p>
          </table:table-cell>
          <table:table-cell table:style-name="TableCell81">
            <text:p text:style-name="P82">7</text:p>
          </table:table-cell>
          <table:table-cell table:style-name="TableCell83">
            <text:p text:style-name="P84">8</text:p>
          </table:table-cell>
          <table:table-cell table:style-name="TableCell85">
            <text:p text:style-name="P86">9</text:p>
          </table:table-cell>
        </table:table-row>
        <table:table-row table:style-name="TableRow87">
          <table:table-cell table:style-name="TableCell88">
            <text:p text:style-name="P89">1</text:p>
          </table:table-cell>
          <table:table-cell table:style-name="TableCell90">
            <text:p text:style-name="P91">IF</text:p>
          </table:table-cell>
          <table:table-cell table:style-name="TableCell92">
            <text:p text:style-name="P93">ID</text:p>
          </table:table-cell>
          <table:table-cell table:style-name="TableCell94">
            <text:p text:style-name="P95">EX</text:p>
          </table:table-cell>
          <table:table-cell table:style-name="TableCell96">
            <text:p text:style-name="P97">MEM</text:p>
          </table:table-cell>
          <table:table-cell table:style-name="TableCell98">
            <text:p text:style-name="P99">WB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2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IF</text:p>
          </table:table-cell>
          <table:table-cell table:style-name="TableCell115">
            <text:p text:style-name="P116">ID</text:p>
          </table:table-cell>
          <table:table-cell table:style-name="TableCell117">
            <text:p text:style-name="P118">EX</text:p>
          </table:table-cell>
          <table:table-cell table:style-name="TableCell119">
            <text:p text:style-name="P120">MEM</text:p>
          </table:table-cell>
          <table:table-cell table:style-name="TableCell121">
            <text:p text:style-name="P122">WB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3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IF</text:p>
          </table:table-cell>
          <table:table-cell table:style-name="TableCell138">
            <text:p text:style-name="P139">ID</text:p>
          </table:table-cell>
          <table:table-cell table:style-name="TableCell140">
            <text:p text:style-name="P141">EX</text:p>
          </table:table-cell>
          <table:table-cell table:style-name="TableCell142">
            <text:p text:style-name="P143">MEM</text:p>
          </table:table-cell>
          <table:table-cell table:style-name="TableCell144">
            <text:p text:style-name="P145">WB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4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>IF</text:p>
          </table:table-cell>
          <table:table-cell table:style-name="TableCell161">
            <text:p text:style-name="P162">ID</text:p>
          </table:table-cell>
          <table:table-cell table:style-name="TableCell163">
            <text:p text:style-name="P164">EX</text:p>
          </table:table-cell>
          <table:table-cell table:style-name="TableCell165">
            <text:p text:style-name="P166">MEM</text:p>
          </table:table-cell>
          <table:table-cell table:style-name="TableCell167">
            <text:p text:style-name="P168">WB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5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IF</text:p>
          </table:table-cell>
          <table:table-cell table:style-name="TableCell184">
            <text:p text:style-name="P185">ID</text:p>
          </table:table-cell>
          <table:table-cell table:style-name="TableCell186">
            <text:p text:style-name="P187">EX</text:p>
          </table:table-cell>
          <table:table-cell table:style-name="TableCell188">
            <text:p text:style-name="P189">MEM</text:p>
          </table:table-cell>
          <table:table-cell table:style-name="TableCell190">
            <text:p text:style-name="P191">WB</text:p>
          </table:table-cell>
        </table:table-row>
      </table:table>
      <text:p text:style-name="P192"/>
      <text:list text:style-name="LFO1" text:continue-numbering="true">
        <text:list-item>
          <text:p text:style-name="P193">lw</text:p>
        </text:list-item>
      </text:list>
      <text:p text:style-name="ListParagraph">nop</text:p>
      <text:p text:style-name="ListParagraph">nop</text:p>
      <text:p text:style-name="ListParagraph">lw</text:p>
      <text:p text:style-name="ListParagraph">nop</text:p>
      <text:p text:style-name="ListParagraph">nop</text:p>
      <text:p text:style-name="ListParagraph">add</text:p>
      <text:p text:style-name="ListParagraph">add</text:p>
      <text:p text:style-name="ListParagraph">nop</text:p>
      <text:p text:style-name="ListParagraph">nop-sw</text:p>
      <text:p text:style-name="ListParagraph">/<text:span text:style-name="T194">правилно<text:s/></text:span>lw – lw-nop -nop<text:s/>– add-add-nop-nop-sw</text:p>
      <text:p text:style-name="ListParagraph"/>
      <text:soft-page-break/>
      <text:list text:style-name="LFO1" text:continue-numbering="true">
        <text:list-item>
          <text:p text:style-name="P195">add<text:span text:style-name="T196"><text:s/></text:span><text:span text:style-name="T197"></text:span><text:s/>lw, addi<text:s/><text:span text:style-name="T198"></text:span><text:s/>lw<text:s/><text:span text:style-name="T199">и<text:s/></text:span>lw<text:s/><text:span text:style-name="T200"></text:span><text:s/>bne,<text:s/><text:span text:style-name="T201">ще има състезание между тези зависимости<text:s/></text:span></text:p>
        </text:list-item>
        <text:list-item>
          <text:p text:style-name="P202"><text:span text:style-name="T203">състезанята за управление възникват при наличие на инструкция за преход(</text:span>branch<text:s/><text:span text:style-name="T204">или<text:s/></text:span>jump<text:span text:style-name="T205">)</text:span></text:p>
        </text:list-item>
      </text:list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vko .</meta:initial-creator>
    <dc:creator>Jivko .</dc:creator>
    <meta:creation-date>2023-05-29T09:20:00Z</meta:creation-date>
    <dc:date>2023-05-29T11:07:00Z</dc:date>
    <meta:template xlink:href="Normal" xlink:type="simple"/>
    <meta:editing-cycles>1</meta:editing-cycles>
    <meta:editing-duration>PT6420S</meta:editing-duration>
    <meta:document-statistic meta:page-count="2" meta:paragraph-count="2" meta:word-count="213" meta:character-count="1431" meta:row-count="10" meta:non-whitespace-character-count="1220"/>
  </office:meta>
</office:document-meta>
</file>